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3.711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xperiment_2_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Topologia</text:p>
          </table:table-cell>
          <table:table-cell office:value-type="string" calcext:value-type="string">
            <text:p>Makespan(min)</text:p>
          </table:table-cell>
          <table:table-cell office:value-type="string" calcext:value-type="string">
            <text:p>Energia Total (Kj)</text:p>
          </table:table-cell>
          <table:table-cell office:value-type="string" calcext:value-type="string">
            <text:p>Energia Verde (kJ)</text:p>
          </table:table-cell>
          <table:table-cell office:value-type="string" calcext:value-type="string">
            <text:p><text:s/>Energia Marrom (Kj)</text:p>
          </table:table-cell>
          <table:table-cell office:value-type="string" calcext:value-type="string">
            <text:p>Makespan(min)</text:p>
          </table:table-cell>
          <table:table-cell office:value-type="string" calcext:value-type="string">
            <text:p>Energia Total (Kj)</text:p>
          </table:table-cell>
          <table:table-cell office:value-type="string" calcext:value-type="string">
            <text:p>Energia Verde (kJ)</text:p>
          </table:table-cell>
          <table:table-cell office:value-type="string" calcext:value-type="string">
            <text:p><text:s/>Energia Marrom (Kj)</text:p>
          </table:table-cell>
          <table:table-cell office:value-type="string" calcext:value-type="string">
            <text:p>Makespan(min)</text:p>
          </table:table-cell>
          <table:table-cell office:value-type="string" calcext:value-type="string">
            <text:p>Energia Total (Kj)</text:p>
          </table:table-cell>
          <table:table-cell office:value-type="string" calcext:value-type="string">
            <text:p>Energia Verde (kJ)</text:p>
          </table:table-cell>
          <table:table-cell office:value-type="string" calcext:value-type="string">
            <text:p><text:s/>Energia Marrom (Kj)</text:p>
          </table:table-cell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heft_test</text:p>
          </table:table-cell>
          <table:table-cell office:value-type="float" office:value="59.41" calcext:value-type="float">
            <text:p>59.41</text:p>
          </table:table-cell>
          <table:table-cell office:value-type="float" office:value="2996.92" calcext:value-type="float">
            <text:p>2996.92</text:p>
          </table:table-cell>
          <table:table-cell office:value-type="float" office:value="1883.36" calcext:value-type="float">
            <text:p>1883.36</text:p>
          </table:table-cell>
          <table:table-cell office:value-type="float" office:value="1113.56" calcext:value-type="float">
            <text:p>1113.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moheft_energy</text:p>
          </table:table-cell>
          <table:table-cell office:value-type="float" office:value="60.35" calcext:value-type="float">
            <text:p>60.35</text:p>
          </table:table-cell>
          <table:table-cell office:value-type="float" office:value="3712.64" calcext:value-type="float">
            <text:p>3712.64</text:p>
          </table:table-cell>
          <table:table-cell office:value-type="float" office:value="1968.85" calcext:value-type="float">
            <text:p>1968.85</text:p>
          </table:table-cell>
          <table:table-cell office:value-type="float" office:value="1743.79" calcext:value-type="float">
            <text:p>1743.79</text:p>
          </table:table-cell>
          <table:table-cell office:value-type="float" office:value="101.99" calcext:value-type="float">
            <text:p>101.99</text:p>
          </table:table-cell>
          <table:table-cell office:value-type="float" office:value="1521.95" calcext:value-type="float">
            <text:p>1521.95</text:p>
          </table:table-cell>
          <table:table-cell office:value-type="float" office:value="487.18" calcext:value-type="float">
            <text:p>487.18</text:p>
          </table:table-cell>
          <table:table-cell office:value-type="float" office:value="1034.77" calcext:value-type="float">
            <text:p>1034.77</text:p>
          </table:table-cell>
          <table:table-cell office:value-type="float" office:value="102" calcext:value-type="float">
            <text:p>102</text:p>
          </table:table-cell>
          <table:table-cell office:value-type="float" office:value="1513.01" calcext:value-type="float">
            <text:p>1513.01</text:p>
          </table:table-cell>
          <table:table-cell office:value-type="float" office:value="485.75" calcext:value-type="float">
            <text:p>485.75</text:p>
          </table:table-cell>
          <table:table-cell office:value-type="float" office:value="1027.25" calcext:value-type="float">
            <text:p>1027.25</text:p>
          </table:table-cell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moheft_green_energy</text:p>
          </table:table-cell>
          <table:table-cell office:value-type="float" office:value="61.11" calcext:value-type="float">
            <text:p>61.11</text:p>
          </table:table-cell>
          <table:table-cell office:value-type="float" office:value="4103.06" calcext:value-type="float">
            <text:p>4103.06</text:p>
          </table:table-cell>
          <table:table-cell office:value-type="float" office:value="2197.3" calcext:value-type="float">
            <text:p>2197.3</text:p>
          </table:table-cell>
          <table:table-cell office:value-type="float" office:value="1905.75" calcext:value-type="float">
            <text:p>1905.75</text:p>
          </table:table-cell>
          <table:table-cell office:value-type="float" office:value="182.59" calcext:value-type="float">
            <text:p>182.59</text:p>
          </table:table-cell>
          <table:table-cell office:value-type="float" office:value="1928.75" calcext:value-type="float">
            <text:p>1928.75</text:p>
          </table:table-cell>
          <table:table-cell office:value-type="float" office:value="1880.34" calcext:value-type="float">
            <text:p>1880.34</text:p>
          </table:table-cell>
          <table:table-cell office:value-type="float" office:value="48.41" calcext:value-type="float">
            <text:p>48.41</text:p>
          </table:table-cell>
          <table:table-cell office:value-type="float" office:value="182.59" calcext:value-type="float">
            <text:p>182.59</text:p>
          </table:table-cell>
          <table:table-cell office:value-type="float" office:value="1924.73" calcext:value-type="float">
            <text:p>1924.73</text:p>
          </table:table-cell>
          <table:table-cell office:value-type="float" office:value="1877.14" calcext:value-type="float">
            <text:p>1877.14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string" calcext:value-type="string">
            <text:p>heft_test</text:p>
          </table:table-cell>
          <table:table-cell office:value-type="float" office:value="192.98" calcext:value-type="float">
            <text:p>192.98</text:p>
          </table:table-cell>
          <table:table-cell office:value-type="float" office:value="14337.13" calcext:value-type="float">
            <text:p>14337.13</text:p>
          </table:table-cell>
          <table:table-cell office:value-type="float" office:value="7814.63" calcext:value-type="float">
            <text:p>7814.63</text:p>
          </table:table-cell>
          <table:table-cell office:value-type="float" office:value="6522.5" calcext:value-type="float">
            <text:p>6522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ft</text:p>
          </table:table-cell>
          <table:table-cell office:value-type="string" calcext:value-type="string">
            <text:p>moheft_energy</text:p>
          </table:table-cell>
          <table:table-cell office:value-type="float" office:value="192.94" calcext:value-type="float">
            <text:p>192.94</text:p>
          </table:table-cell>
          <table:table-cell office:value-type="float" office:value="19840.42" calcext:value-type="float">
            <text:p>19840.42</text:p>
          </table:table-cell>
          <table:table-cell office:value-type="float" office:value="8085.92" calcext:value-type="float">
            <text:p>8085.92</text:p>
          </table:table-cell>
          <table:table-cell office:value-type="float" office:value="11754.5" calcext:value-type="float">
            <text:p>11754.5</text:p>
          </table:table-cell>
          <table:table-cell office:value-type="float" office:value="319.45" calcext:value-type="float">
            <text:p>319.45</text:p>
          </table:table-cell>
          <table:table-cell office:value-type="float" office:value="9210.91" calcext:value-type="float">
            <text:p>9210.91</text:p>
          </table:table-cell>
          <table:table-cell office:value-type="float" office:value="3893.87" calcext:value-type="float">
            <text:p>3893.87</text:p>
          </table:table-cell>
          <table:table-cell office:value-type="float" office:value="5317.04" calcext:value-type="float">
            <text:p>5317.04</text:p>
          </table:table-cell>
          <table:table-cell office:value-type="float" office:value="323.02" calcext:value-type="float">
            <text:p>323.02</text:p>
          </table:table-cell>
          <table:table-cell office:value-type="float" office:value="9206.59" calcext:value-type="float">
            <text:p>9206.59</text:p>
          </table:table-cell>
          <table:table-cell office:value-type="float" office:value="3894.89" calcext:value-type="float">
            <text:p>3894.89</text:p>
          </table:table-cell>
          <table:table-cell office:value-type="float" office:value="5311.7" calcext:value-type="float">
            <text:p>5311.7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string" calcext:value-type="string">
            <text:p>moheft_green_energy</text:p>
          </table:table-cell>
          <table:table-cell office:value-type="float" office:value="193.86" calcext:value-type="float">
            <text:p>193.86</text:p>
          </table:table-cell>
          <table:table-cell office:value-type="float" office:value="19325.95" calcext:value-type="float">
            <text:p>19325.95</text:p>
          </table:table-cell>
          <table:table-cell office:value-type="float" office:value="8263.74" calcext:value-type="float">
            <text:p>8263.74</text:p>
          </table:table-cell>
          <table:table-cell office:value-type="float" office:value="11062.22" calcext:value-type="float">
            <text:p>11062.22</text:p>
          </table:table-cell>
          <table:table-cell office:value-type="float" office:value="621.91" calcext:value-type="float">
            <text:p>621.91</text:p>
          </table:table-cell>
          <table:table-cell office:value-type="float" office:value="12990.47" calcext:value-type="float">
            <text:p>12990.47</text:p>
          </table:table-cell>
          <table:table-cell office:value-type="float" office:value="11987.38" calcext:value-type="float">
            <text:p>11987.38</text:p>
          </table:table-cell>
          <table:table-cell office:value-type="float" office:value="1003.09" calcext:value-type="float">
            <text:p>1003.09</text:p>
          </table:table-cell>
          <table:table-cell office:value-type="float" office:value="622.21" calcext:value-type="float">
            <text:p>622.21</text:p>
          </table:table-cell>
          <table:table-cell office:value-type="float" office:value="12999.72" calcext:value-type="float">
            <text:p>12999.72</text:p>
          </table:table-cell>
          <table:table-cell office:value-type="float" office:value="12004.7" calcext:value-type="float">
            <text:p>12004.7</text:p>
          </table:table-cell>
          <table:table-cell office:value-type="float" office:value="995.02" calcext:value-type="float">
            <text:p>995.02</text:p>
          </table:table-cell>
        </table:table-row>
        <table:table-row table:style-name="ro1">
          <table:table-cell office:value-type="string" calcext:value-type="string">
            <text:p>nearest</text:p>
          </table:table-cell>
          <table:table-cell office:value-type="string" calcext:value-type="string">
            <text:p>heft_test</text:p>
          </table:table-cell>
          <table:table-cell office:value-type="float" office:value="196.29" calcext:value-type="float">
            <text:p>196.29</text:p>
          </table:table-cell>
          <table:table-cell office:value-type="float" office:value="14484.99" calcext:value-type="float">
            <text:p>14484.99</text:p>
          </table:table-cell>
          <table:table-cell office:value-type="float" office:value="7837.63" calcext:value-type="float">
            <text:p>7837.63</text:p>
          </table:table-cell>
          <table:table-cell office:value-type="float" office:value="6647.36" calcext:value-type="float">
            <text:p>6647.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arest</text:p>
          </table:table-cell>
          <table:table-cell office:value-type="string" calcext:value-type="string">
            <text:p>moheft_energy</text:p>
          </table:table-cell>
          <table:table-cell office:value-type="float" office:value="194.22" calcext:value-type="float">
            <text:p>194.22</text:p>
          </table:table-cell>
          <table:table-cell office:value-type="float" office:value="19354.28" calcext:value-type="float">
            <text:p>19354.28</text:p>
          </table:table-cell>
          <table:table-cell office:value-type="float" office:value="8192.53" calcext:value-type="float">
            <text:p>8192.53</text:p>
          </table:table-cell>
          <table:table-cell office:value-type="float" office:value="11161.75" calcext:value-type="float">
            <text:p>11161.75</text:p>
          </table:table-cell>
          <table:table-cell office:value-type="float" office:value="335.92" calcext:value-type="float">
            <text:p>335.92</text:p>
          </table:table-cell>
          <table:table-cell office:value-type="float" office:value="8746.82" calcext:value-type="float">
            <text:p>8746.82</text:p>
          </table:table-cell>
          <table:table-cell office:value-type="float" office:value="3321.02" calcext:value-type="float">
            <text:p>3321.02</text:p>
          </table:table-cell>
          <table:table-cell office:value-type="float" office:value="5425.8" calcext:value-type="float">
            <text:p>5425.8</text:p>
          </table:table-cell>
          <table:table-cell office:value-type="float" office:value="335.94" calcext:value-type="float">
            <text:p>335.94</text:p>
          </table:table-cell>
          <table:table-cell office:value-type="float" office:value="8746.55" calcext:value-type="float">
            <text:p>8746.55</text:p>
          </table:table-cell>
          <table:table-cell office:value-type="float" office:value="3321.02" calcext:value-type="float">
            <text:p>3321.02</text:p>
          </table:table-cell>
          <table:table-cell office:value-type="float" office:value="5425.53" calcext:value-type="float">
            <text:p>5425.53</text:p>
          </table:table-cell>
        </table:table-row>
        <table:table-row table:style-name="ro1">
          <table:table-cell office:value-type="string" calcext:value-type="string">
            <text:p>nearest</text:p>
          </table:table-cell>
          <table:table-cell office:value-type="string" calcext:value-type="string">
            <text:p>moheft_green_energy</text:p>
          </table:table-cell>
          <table:table-cell office:value-type="float" office:value="195.76" calcext:value-type="float">
            <text:p>195.76</text:p>
          </table:table-cell>
          <table:table-cell office:value-type="float" office:value="20359.77" calcext:value-type="float">
            <text:p>20359.77</text:p>
          </table:table-cell>
          <table:table-cell office:value-type="float" office:value="8638.02" calcext:value-type="float">
            <text:p>8638.02</text:p>
          </table:table-cell>
          <table:table-cell office:value-type="float" office:value="11721.75" calcext:value-type="float">
            <text:p>11721.75</text:p>
          </table:table-cell>
          <table:table-cell office:value-type="float" office:value="592.06" calcext:value-type="float">
            <text:p>592.06</text:p>
          </table:table-cell>
          <table:table-cell office:value-type="float" office:value="13164.93" calcext:value-type="float">
            <text:p>13164.93</text:p>
          </table:table-cell>
          <table:table-cell office:value-type="float" office:value="11841.93" calcext:value-type="float">
            <text:p>11841.93</text:p>
          </table:table-cell>
          <table:table-cell office:value-type="float" office:value="1323" calcext:value-type="float">
            <text:p>1323</text:p>
          </table:table-cell>
          <table:table-cell office:value-type="float" office:value="592.16" calcext:value-type="float">
            <text:p>592.16</text:p>
          </table:table-cell>
          <table:table-cell office:value-type="float" office:value="13168.98" calcext:value-type="float">
            <text:p>13168.98</text:p>
          </table:table-cell>
          <table:table-cell office:value-type="float" office:value="11854.61" calcext:value-type="float">
            <text:p>11854.61</text:p>
          </table:table-cell>
          <table:table-cell office:value-type="float" office:value="1314.36" calcext:value-type="float">
            <text:p>1314.36</text:p>
          </table:table-cell>
        </table:table-row>
        <table:table-row table:style-name="ro1">
          <table:table-cell office:value-type="string" calcext:value-type="string">
            <text:p>no_comm</text:p>
          </table:table-cell>
          <table:table-cell office:value-type="string" calcext:value-type="string">
            <text:p>heft_test</text:p>
          </table:table-cell>
          <table:table-cell office:value-type="float" office:value="194.41" calcext:value-type="float">
            <text:p>194.41</text:p>
          </table:table-cell>
          <table:table-cell office:value-type="float" office:value="14435.44" calcext:value-type="float">
            <text:p>14435.44</text:p>
          </table:table-cell>
          <table:table-cell office:value-type="float" office:value="7815.14" calcext:value-type="float">
            <text:p>7815.14</text:p>
          </table:table-cell>
          <table:table-cell office:value-type="float" office:value="6620.3" calcext:value-type="float">
            <text:p>6620.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_comm</text:p>
          </table:table-cell>
          <table:table-cell office:value-type="string" calcext:value-type="string">
            <text:p>moheft_energy</text:p>
          </table:table-cell>
          <table:table-cell office:value-type="float" office:value="196.38" calcext:value-type="float">
            <text:p>196.38</text:p>
          </table:table-cell>
          <table:table-cell office:value-type="float" office:value="19987.49" calcext:value-type="float">
            <text:p>19987.49</text:p>
          </table:table-cell>
          <table:table-cell office:value-type="float" office:value="8035.55" calcext:value-type="float">
            <text:p>8035.55</text:p>
          </table:table-cell>
          <table:table-cell office:value-type="float" office:value="11951.94" calcext:value-type="float">
            <text:p>11951.94</text:p>
          </table:table-cell>
          <table:table-cell office:value-type="float" office:value="307.43" calcext:value-type="float">
            <text:p>307.43</text:p>
          </table:table-cell>
          <table:table-cell office:value-type="float" office:value="10023.5" calcext:value-type="float">
            <text:p>10023.5</text:p>
          </table:table-cell>
          <table:table-cell office:value-type="float" office:value="3816.26" calcext:value-type="float">
            <text:p>3816.26</text:p>
          </table:table-cell>
          <table:table-cell office:value-type="float" office:value="6207.25" calcext:value-type="float">
            <text:p>6207.25</text:p>
          </table:table-cell>
          <table:table-cell office:value-type="float" office:value="307.55" calcext:value-type="float">
            <text:p>307.55</text:p>
          </table:table-cell>
          <table:table-cell office:value-type="float" office:value="10004.67" calcext:value-type="float">
            <text:p>10004.67</text:p>
          </table:table-cell>
          <table:table-cell office:value-type="float" office:value="3784.74" calcext:value-type="float">
            <text:p>3784.74</text:p>
          </table:table-cell>
          <table:table-cell office:value-type="float" office:value="6219.93" calcext:value-type="float">
            <text:p>6219.93</text:p>
          </table:table-cell>
        </table:table-row>
        <table:table-row table:style-name="ro1">
          <table:table-cell office:value-type="string" calcext:value-type="string">
            <text:p>no_comm</text:p>
          </table:table-cell>
          <table:table-cell office:value-type="string" calcext:value-type="string">
            <text:p>moheft_green_energy</text:p>
          </table:table-cell>
          <table:table-cell office:value-type="float" office:value="196.27" calcext:value-type="float">
            <text:p>196.27</text:p>
          </table:table-cell>
          <table:table-cell office:value-type="float" office:value="19472.61" calcext:value-type="float">
            <text:p>19472.61</text:p>
          </table:table-cell>
          <table:table-cell office:value-type="float" office:value="8366.56" calcext:value-type="float">
            <text:p>8366.56</text:p>
          </table:table-cell>
          <table:table-cell office:value-type="float" office:value="11106.05" calcext:value-type="float">
            <text:p>11106.05</text:p>
          </table:table-cell>
          <table:table-cell office:value-type="float" office:value="627.46" calcext:value-type="float">
            <text:p>627.46</text:p>
          </table:table-cell>
          <table:table-cell office:value-type="float" office:value="13056.9" calcext:value-type="float">
            <text:p>13056.9</text:p>
          </table:table-cell>
          <table:table-cell office:value-type="float" office:value="12076.62" calcext:value-type="float">
            <text:p>12076.62</text:p>
          </table:table-cell>
          <table:table-cell office:value-type="float" office:value="980.28" calcext:value-type="float">
            <text:p>980.28</text:p>
          </table:table-cell>
          <table:table-cell office:value-type="float" office:value="630.37" calcext:value-type="float">
            <text:p>630.37</text:p>
          </table:table-cell>
          <table:table-cell office:value-type="float" office:value="13082.86" calcext:value-type="float">
            <text:p>13082.86</text:p>
          </table:table-cell>
          <table:table-cell office:value-type="float" office:value="12109.52" calcext:value-type="float">
            <text:p>12109.52</text:p>
          </table:table-cell>
          <table:table-cell office:value-type="float" office:value="973.34" calcext:value-type="float">
            <text:p>973.34</text:p>
          </table:table-cell>
        </table:table-row>
        <table:table-row table:style-name="ro1">
          <table:table-cell office:value-type="string" calcext:value-type="string">
            <text:p>random_nearest</text:p>
          </table:table-cell>
          <table:table-cell office:value-type="string" calcext:value-type="string">
            <text:p>heft_test</text:p>
          </table:table-cell>
          <table:table-cell office:value-type="float" office:value="193.55" calcext:value-type="float">
            <text:p>193.55</text:p>
          </table:table-cell>
          <table:table-cell office:value-type="float" office:value="14254.74" calcext:value-type="float">
            <text:p>14254.74</text:p>
          </table:table-cell>
          <table:table-cell office:value-type="float" office:value="7763.25" calcext:value-type="float">
            <text:p>7763.25</text:p>
          </table:table-cell>
          <table:table-cell office:value-type="float" office:value="6491.49" calcext:value-type="float">
            <text:p>6491.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ndom_nearest</text:p>
          </table:table-cell>
          <table:table-cell office:value-type="string" calcext:value-type="string">
            <text:p>moheft_energy</text:p>
          </table:table-cell>
          <table:table-cell office:value-type="float" office:value="193.26" calcext:value-type="float">
            <text:p>193.26</text:p>
          </table:table-cell>
          <table:table-cell office:value-type="float" office:value="19417.25" calcext:value-type="float">
            <text:p>19417.25</text:p>
          </table:table-cell>
          <table:table-cell office:value-type="float" office:value="8021.95" calcext:value-type="float">
            <text:p>8021.95</text:p>
          </table:table-cell>
          <table:table-cell office:value-type="float" office:value="11395.31" calcext:value-type="float">
            <text:p>11395.31</text:p>
          </table:table-cell>
          <table:table-cell office:value-type="float" office:value="317.54" calcext:value-type="float">
            <text:p>317.54</text:p>
          </table:table-cell>
          <table:table-cell office:value-type="float" office:value="9859.56" calcext:value-type="float">
            <text:p>9859.56</text:p>
          </table:table-cell>
          <table:table-cell office:value-type="float" office:value="3932.6" calcext:value-type="float">
            <text:p>3932.6</text:p>
          </table:table-cell>
          <table:table-cell office:value-type="float" office:value="5926.96" calcext:value-type="float">
            <text:p>5926.96</text:p>
          </table:table-cell>
          <table:table-cell office:value-type="float" office:value="317.85" calcext:value-type="float">
            <text:p>317.85</text:p>
          </table:table-cell>
          <table:table-cell office:value-type="float" office:value="9855.59" calcext:value-type="float">
            <text:p>9855.59</text:p>
          </table:table-cell>
          <table:table-cell office:value-type="float" office:value="3942.13" calcext:value-type="float">
            <text:p>3942.13</text:p>
          </table:table-cell>
          <table:table-cell office:value-type="float" office:value="5913.46" calcext:value-type="float">
            <text:p>5913.46</text:p>
          </table:table-cell>
        </table:table-row>
        <table:table-row table:style-name="ro1">
          <table:table-cell office:value-type="string" calcext:value-type="string">
            <text:p>random_nearest</text:p>
          </table:table-cell>
          <table:table-cell office:value-type="string" calcext:value-type="string">
            <text:p>moheft_green_energy</text:p>
          </table:table-cell>
          <table:table-cell office:value-type="float" office:value="193.38" calcext:value-type="float">
            <text:p>193.38</text:p>
          </table:table-cell>
          <table:table-cell office:value-type="float" office:value="19530.7" calcext:value-type="float">
            <text:p>19530.7</text:p>
          </table:table-cell>
          <table:table-cell office:value-type="float" office:value="8219.68" calcext:value-type="float">
            <text:p>8219.68</text:p>
          </table:table-cell>
          <table:table-cell office:value-type="float" office:value="11311.02" calcext:value-type="float">
            <text:p>11311.02</text:p>
          </table:table-cell>
          <table:table-cell office:value-type="float" office:value="661.88" calcext:value-type="float">
            <text:p>661.88</text:p>
          </table:table-cell>
          <table:table-cell office:value-type="float" office:value="12981.26" calcext:value-type="float">
            <text:p>12981.26</text:p>
          </table:table-cell>
          <table:table-cell office:value-type="float" office:value="12450.82" calcext:value-type="float">
            <text:p>12450.82</text:p>
          </table:table-cell>
          <table:table-cell office:value-type="float" office:value="530.43" calcext:value-type="float">
            <text:p>530.43</text:p>
          </table:table-cell>
          <table:table-cell office:value-type="float" office:value="662.78" calcext:value-type="float">
            <text:p>662.78</text:p>
          </table:table-cell>
          <table:table-cell office:value-type="float" office:value="12927.69" calcext:value-type="float">
            <text:p>12927.69</text:p>
          </table:table-cell>
          <table:table-cell office:value-type="float" office:value="12400.08" calcext:value-type="float">
            <text:p>12400.08</text:p>
          </table:table-cell>
          <table:table-cell office:value-type="float" office:value="527.6" calcext:value-type="float">
            <text:p>527.6</text:p>
          </table:table-cell>
        </table:table-row>
        <table:table-row table:style-name="ro1">
          <table:table-cell office:value-type="string" calcext:value-type="string">
            <text:p>spread -period 2</text:p>
          </table:table-cell>
          <table:table-cell office:value-type="string" calcext:value-type="string">
            <text:p>heft_test</text:p>
          </table:table-cell>
          <table:table-cell office:value-type="float" office:value="194.69" calcext:value-type="float">
            <text:p>194.69</text:p>
          </table:table-cell>
          <table:table-cell office:value-type="float" office:value="14381.87" calcext:value-type="float">
            <text:p>14381.87</text:p>
          </table:table-cell>
          <table:table-cell office:value-type="float" office:value="7819.36" calcext:value-type="float">
            <text:p>7819.36</text:p>
          </table:table-cell>
          <table:table-cell office:value-type="float" office:value="6562.51" calcext:value-type="float">
            <text:p>6562.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read -period 2</text:p>
          </table:table-cell>
          <table:table-cell office:value-type="string" calcext:value-type="string">
            <text:p>moheft_energy</text:p>
          </table:table-cell>
          <table:table-cell office:value-type="float" office:value="195.15" calcext:value-type="float">
            <text:p>195.15</text:p>
          </table:table-cell>
          <table:table-cell office:value-type="float" office:value="19751.26" calcext:value-type="float">
            <text:p>19751.26</text:p>
          </table:table-cell>
          <table:table-cell office:value-type="float" office:value="8048.98" calcext:value-type="float">
            <text:p>8048.98</text:p>
          </table:table-cell>
          <table:table-cell office:value-type="float" office:value="11702.27" calcext:value-type="float">
            <text:p>11702.27</text:p>
          </table:table-cell>
          <table:table-cell office:value-type="float" office:value="341.37" calcext:value-type="float">
            <text:p>341.37</text:p>
          </table:table-cell>
          <table:table-cell office:value-type="float" office:value="8679.12" calcext:value-type="float">
            <text:p>8679.12</text:p>
          </table:table-cell>
          <table:table-cell office:value-type="float" office:value="3110.12" calcext:value-type="float">
            <text:p>3110.12</text:p>
          </table:table-cell>
          <table:table-cell office:value-type="float" office:value="5569" calcext:value-type="float">
            <text:p>5569</text:p>
          </table:table-cell>
          <table:table-cell office:value-type="float" office:value="341.91" calcext:value-type="float">
            <text:p>341.91</text:p>
          </table:table-cell>
          <table:table-cell office:value-type="float" office:value="8670.94" calcext:value-type="float">
            <text:p>8670.94</text:p>
          </table:table-cell>
          <table:table-cell office:value-type="float" office:value="3109.83" calcext:value-type="float">
            <text:p>3109.83</text:p>
          </table:table-cell>
          <table:table-cell office:value-type="float" office:value="5561.11" calcext:value-type="float">
            <text:p>5561.11</text:p>
          </table:table-cell>
        </table:table-row>
        <table:table-row table:style-name="ro1">
          <table:table-cell office:value-type="string" calcext:value-type="string">
            <text:p>spread -period 2</text:p>
          </table:table-cell>
          <table:table-cell office:value-type="string" calcext:value-type="string">
            <text:p>moheft_green_energy</text:p>
          </table:table-cell>
          <table:table-cell office:value-type="float" office:value="195.29" calcext:value-type="float">
            <text:p>195.29</text:p>
          </table:table-cell>
          <table:table-cell office:value-type="float" office:value="19624.69" calcext:value-type="float">
            <text:p>19624.69</text:p>
          </table:table-cell>
          <table:table-cell office:value-type="float" office:value="8059.22" calcext:value-type="float">
            <text:p>8059.22</text:p>
          </table:table-cell>
          <table:table-cell office:value-type="float" office:value="11565.48" calcext:value-type="float">
            <text:p>11565.48</text:p>
          </table:table-cell>
          <table:table-cell office:value-type="float" office:value="613.28" calcext:value-type="float">
            <text:p>613.28</text:p>
          </table:table-cell>
          <table:table-cell office:value-type="float" office:value="13237.61" calcext:value-type="float">
            <text:p>13237.61</text:p>
          </table:table-cell>
          <table:table-cell office:value-type="float" office:value="12247.84" calcext:value-type="float">
            <text:p>12247.84</text:p>
          </table:table-cell>
          <table:table-cell office:value-type="float" office:value="989.77" calcext:value-type="float">
            <text:p>989.77</text:p>
          </table:table-cell>
          <table:table-cell office:value-type="float" office:value="613.41" calcext:value-type="float">
            <text:p>613.41</text:p>
          </table:table-cell>
          <table:table-cell office:value-type="float" office:value="13239.03" calcext:value-type="float">
            <text:p>13239.03</text:p>
          </table:table-cell>
          <table:table-cell office:value-type="float" office:value="12259.44" calcext:value-type="float">
            <text:p>12259.44</text:p>
          </table:table-cell>
          <table:table-cell office:value-type="float" office:value="979.59" calcext:value-type="float">
            <text:p>979.59</text:p>
          </table:table-cell>
        </table:table-row>
        <table:table-row table:style-name="ro1">
          <table:table-cell office:value-type="string" calcext:value-type="string">
            <text:p>stencil_1d</text:p>
          </table:table-cell>
          <table:table-cell office:value-type="string" calcext:value-type="string">
            <text:p>heft_test</text:p>
          </table:table-cell>
          <table:table-cell office:value-type="float" office:value="196.69" calcext:value-type="float">
            <text:p>196.69</text:p>
          </table:table-cell>
          <table:table-cell office:value-type="float" office:value="14476.89" calcext:value-type="float">
            <text:p>14476.89</text:p>
          </table:table-cell>
          <table:table-cell office:value-type="float" office:value="7828.88" calcext:value-type="float">
            <text:p>7828.88</text:p>
          </table:table-cell>
          <table:table-cell office:value-type="float" office:value="6648.01" calcext:value-type="float">
            <text:p>6648.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ncil_1d</text:p>
          </table:table-cell>
          <table:table-cell office:value-type="string" calcext:value-type="string">
            <text:p>moheft_energy</text:p>
          </table:table-cell>
          <table:table-cell office:value-type="float" office:value="196.75" calcext:value-type="float">
            <text:p>196.75</text:p>
          </table:table-cell>
          <table:table-cell office:value-type="float" office:value="19648.04" calcext:value-type="float">
            <text:p>19648.04</text:p>
          </table:table-cell>
          <table:table-cell office:value-type="float" office:value="8154.3" calcext:value-type="float">
            <text:p>8154.3</text:p>
          </table:table-cell>
          <table:table-cell office:value-type="float" office:value="11493.74" calcext:value-type="float">
            <text:p>11493.74</text:p>
          </table:table-cell>
          <table:table-cell office:value-type="float" office:value="335.59" calcext:value-type="float">
            <text:p>335.59</text:p>
          </table:table-cell>
          <table:table-cell office:value-type="float" office:value="8714.75" calcext:value-type="float">
            <text:p>8714.75</text:p>
          </table:table-cell>
          <table:table-cell office:value-type="float" office:value="3225.86" calcext:value-type="float">
            <text:p>3225.86</text:p>
          </table:table-cell>
          <table:table-cell office:value-type="float" office:value="5488.9" calcext:value-type="float">
            <text:p>5488.9</text:p>
          </table:table-cell>
          <table:table-cell office:value-type="float" office:value="337.84" calcext:value-type="float">
            <text:p>337.84</text:p>
          </table:table-cell>
          <table:table-cell office:value-type="float" office:value="8708.07" calcext:value-type="float">
            <text:p>8708.07</text:p>
          </table:table-cell>
          <table:table-cell office:value-type="float" office:value="3226.15" calcext:value-type="float">
            <text:p>3226.15</text:p>
          </table:table-cell>
          <table:table-cell office:value-type="float" office:value="5481.92" calcext:value-type="float">
            <text:p>5481.92</text:p>
          </table:table-cell>
        </table:table-row>
        <table:table-row table:style-name="ro1">
          <table:table-cell office:value-type="string" calcext:value-type="string">
            <text:p>stencil_1d</text:p>
          </table:table-cell>
          <table:table-cell office:value-type="string" calcext:value-type="string">
            <text:p>moheft_green_energy</text:p>
          </table:table-cell>
          <table:table-cell office:value-type="float" office:value="194.05" calcext:value-type="float">
            <text:p>194.05</text:p>
          </table:table-cell>
          <table:table-cell office:value-type="float" office:value="19564.94" calcext:value-type="float">
            <text:p>19564.94</text:p>
          </table:table-cell>
          <table:table-cell office:value-type="float" office:value="8573.01" calcext:value-type="float">
            <text:p>8573.01</text:p>
          </table:table-cell>
          <table:table-cell office:value-type="float" office:value="10991.94" calcext:value-type="float">
            <text:p>10991.94</text:p>
          </table:table-cell>
          <table:table-cell office:value-type="float" office:value="596.7" calcext:value-type="float">
            <text:p>596.7</text:p>
          </table:table-cell>
          <table:table-cell office:value-type="float" office:value="12898.71" calcext:value-type="float">
            <text:p>12898.71</text:p>
          </table:table-cell>
          <table:table-cell office:value-type="float" office:value="11610.36" calcext:value-type="float">
            <text:p>11610.36</text:p>
          </table:table-cell>
          <table:table-cell office:value-type="float" office:value="1288.36" calcext:value-type="float">
            <text:p>1288.36</text:p>
          </table:table-cell>
          <table:table-cell office:value-type="float" office:value="599.6" calcext:value-type="float">
            <text:p>599.6</text:p>
          </table:table-cell>
          <table:table-cell office:value-type="float" office:value="12932" calcext:value-type="float">
            <text:p>12932</text:p>
          </table:table-cell>
          <table:table-cell office:value-type="float" office:value="11667.86" calcext:value-type="float">
            <text:p>11667.86</text:p>
          </table:table-cell>
          <table:table-cell office:value-type="float" office:value="1264.14" calcext:value-type="float">
            <text:p>1264.14</text:p>
          </table:table-cell>
        </table:table-row>
        <table:table-row table:style-name="ro1">
          <table:table-cell office:value-type="string" calcext:value-type="string">
            <text:p>stencil_1d_periodic</text:p>
          </table:table-cell>
          <table:table-cell office:value-type="string" calcext:value-type="string">
            <text:p>heft_test</text:p>
          </table:table-cell>
          <table:table-cell office:value-type="float" office:value="193.9" calcext:value-type="float">
            <text:p>193.9</text:p>
          </table:table-cell>
          <table:table-cell office:value-type="float" office:value="14361.29" calcext:value-type="float">
            <text:p>14361.29</text:p>
          </table:table-cell>
          <table:table-cell office:value-type="float" office:value="7811.51" calcext:value-type="float">
            <text:p>7811.51</text:p>
          </table:table-cell>
          <table:table-cell office:value-type="float" office:value="6549.79" calcext:value-type="float">
            <text:p>6549.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ncil_1d_periodic</text:p>
          </table:table-cell>
          <table:table-cell office:value-type="string" calcext:value-type="string">
            <text:p>moheft_energy</text:p>
          </table:table-cell>
          <table:table-cell office:value-type="float" office:value="195.63" calcext:value-type="float">
            <text:p>195.63</text:p>
          </table:table-cell>
          <table:table-cell office:value-type="float" office:value="19529.16" calcext:value-type="float">
            <text:p>19529.16</text:p>
          </table:table-cell>
          <table:table-cell office:value-type="float" office:value="8113.7" calcext:value-type="float">
            <text:p>8113.7</text:p>
          </table:table-cell>
          <table:table-cell office:value-type="float" office:value="11415.46" calcext:value-type="float">
            <text:p>11415.46</text:p>
          </table:table-cell>
          <table:table-cell office:value-type="float" office:value="330.19" calcext:value-type="float">
            <text:p>330.19</text:p>
          </table:table-cell>
          <table:table-cell office:value-type="float" office:value="9040.19" calcext:value-type="float">
            <text:p>9040.19</text:p>
          </table:table-cell>
          <table:table-cell office:value-type="float" office:value="3574.92" calcext:value-type="float">
            <text:p>3574.92</text:p>
          </table:table-cell>
          <table:table-cell office:value-type="float" office:value="5465.27" calcext:value-type="float">
            <text:p>5465.27</text:p>
          </table:table-cell>
          <table:table-cell office:value-type="float" office:value="332.13" calcext:value-type="float">
            <text:p>332.13</text:p>
          </table:table-cell>
          <table:table-cell office:value-type="float" office:value="9021.34" calcext:value-type="float">
            <text:p>9021.34</text:p>
          </table:table-cell>
          <table:table-cell office:value-type="float" office:value="3574.92" calcext:value-type="float">
            <text:p>3574.92</text:p>
          </table:table-cell>
          <table:table-cell office:value-type="float" office:value="5446.42" calcext:value-type="float">
            <text:p>5446.42</text:p>
          </table:table-cell>
        </table:table-row>
        <table:table-row table:style-name="ro1">
          <table:table-cell office:value-type="string" calcext:value-type="string">
            <text:p>stencil_1d_periodic</text:p>
          </table:table-cell>
          <table:table-cell office:value-type="string" calcext:value-type="string">
            <text:p>moheft_green_energy</text:p>
          </table:table-cell>
          <table:table-cell office:value-type="float" office:value="196.18" calcext:value-type="float">
            <text:p>196.18</text:p>
          </table:table-cell>
          <table:table-cell office:value-type="float" office:value="19391.57" calcext:value-type="float">
            <text:p>19391.57</text:p>
          </table:table-cell>
          <table:table-cell office:value-type="float" office:value="8074.94" calcext:value-type="float">
            <text:p>8074.94</text:p>
          </table:table-cell>
          <table:table-cell office:value-type="float" office:value="11316.63" calcext:value-type="float">
            <text:p>11316.63</text:p>
          </table:table-cell>
          <table:table-cell office:value-type="float" office:value="625.91" calcext:value-type="float">
            <text:p>625.91</text:p>
          </table:table-cell>
          <table:table-cell office:value-type="float" office:value="12763.76" calcext:value-type="float">
            <text:p>12763.76</text:p>
          </table:table-cell>
          <table:table-cell office:value-type="float" office:value="11714.93" calcext:value-type="float">
            <text:p>11714.93</text:p>
          </table:table-cell>
          <table:table-cell office:value-type="float" office:value="1048.82" calcext:value-type="float">
            <text:p>1048.82</text:p>
          </table:table-cell>
          <table:table-cell office:value-type="float" office:value="628.78" calcext:value-type="float">
            <text:p>628.78</text:p>
          </table:table-cell>
          <table:table-cell office:value-type="float" office:value="12793.39" calcext:value-type="float">
            <text:p>12793.39</text:p>
          </table:table-cell>
          <table:table-cell office:value-type="float" office:value="11772.34" calcext:value-type="float">
            <text:p>11772.34</text:p>
          </table:table-cell>
          <table:table-cell office:value-type="float" office:value="1021.05" calcext:value-type="float">
            <text:p>1021.05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heft_test</text:p>
          </table:table-cell>
          <table:table-cell office:value-type="float" office:value="192.92" calcext:value-type="float">
            <text:p>192.92</text:p>
          </table:table-cell>
          <table:table-cell office:value-type="float" office:value="13202.57" calcext:value-type="float">
            <text:p>13202.57</text:p>
          </table:table-cell>
          <table:table-cell office:value-type="float" office:value="6967.55" calcext:value-type="float">
            <text:p>6967.55</text:p>
          </table:table-cell>
          <table:table-cell office:value-type="float" office:value="6235.02" calcext:value-type="float">
            <text:p>6235.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moheft_energy</text:p>
          </table:table-cell>
          <table:table-cell office:value-type="float" office:value="190.33" calcext:value-type="float">
            <text:p>190.33</text:p>
          </table:table-cell>
          <table:table-cell office:value-type="float" office:value="18692.37" calcext:value-type="float">
            <text:p>18692.37</text:p>
          </table:table-cell>
          <table:table-cell office:value-type="float" office:value="7103.66" calcext:value-type="float">
            <text:p>7103.66</text:p>
          </table:table-cell>
          <table:table-cell office:value-type="float" office:value="11588.71" calcext:value-type="float">
            <text:p>11588.71</text:p>
          </table:table-cell>
          <table:table-cell office:value-type="float" office:value="311.8" calcext:value-type="float">
            <text:p>311.8</text:p>
          </table:table-cell>
          <table:table-cell office:value-type="float" office:value="9510.78" calcext:value-type="float">
            <text:p>9510.78</text:p>
          </table:table-cell>
          <table:table-cell office:value-type="float" office:value="4161.65" calcext:value-type="float">
            <text:p>4161.65</text:p>
          </table:table-cell>
          <table:table-cell office:value-type="float" office:value="5349.13" calcext:value-type="float">
            <text:p>5349.13</text:p>
          </table:table-cell>
          <table:table-cell office:value-type="float" office:value="314.62" calcext:value-type="float">
            <text:p>314.62</text:p>
          </table:table-cell>
          <table:table-cell office:value-type="float" office:value="9489.24" calcext:value-type="float">
            <text:p>9489.24</text:p>
          </table:table-cell>
          <table:table-cell office:value-type="float" office:value="4174.63" calcext:value-type="float">
            <text:p>4174.63</text:p>
          </table:table-cell>
          <table:table-cell office:value-type="float" office:value="5314.62" calcext:value-type="float">
            <text:p>5314.62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moheft_green_energy</text:p>
          </table:table-cell>
          <table:table-cell office:value-type="float" office:value="193.88" calcext:value-type="float">
            <text:p>193.88</text:p>
          </table:table-cell>
          <table:table-cell office:value-type="float" office:value="17094.05" calcext:value-type="float">
            <text:p>17094.05</text:p>
          </table:table-cell>
          <table:table-cell office:value-type="float" office:value="7906.2" calcext:value-type="float">
            <text:p>7906.2</text:p>
          </table:table-cell>
          <table:table-cell office:value-type="float" office:value="9187.84" calcext:value-type="float">
            <text:p>9187.84</text:p>
          </table:table-cell>
          <table:table-cell office:value-type="float" office:value="930.15" calcext:value-type="float">
            <text:p>930.15</text:p>
          </table:table-cell>
          <table:table-cell office:value-type="float" office:value="11016.26" calcext:value-type="float">
            <text:p>11016.26</text:p>
          </table:table-cell>
          <table:table-cell office:value-type="float" office:value="9109.97" calcext:value-type="float">
            <text:p>9109.97</text:p>
          </table:table-cell>
          <table:table-cell office:value-type="float" office:value="1906.29" calcext:value-type="float">
            <text:p>1906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vial</text:p>
          </table:table-cell>
          <table:table-cell office:value-type="string" calcext:value-type="string">
            <text:p>heft_test</text:p>
          </table:table-cell>
          <table:table-cell office:value-type="float" office:value="176.24" calcext:value-type="float">
            <text:p>176.24</text:p>
          </table:table-cell>
          <table:table-cell office:value-type="float" office:value="14492.8" calcext:value-type="float">
            <text:p>14492.8</text:p>
          </table:table-cell>
          <table:table-cell office:value-type="float" office:value="8190.84" calcext:value-type="float">
            <text:p>8190.84</text:p>
          </table:table-cell>
          <table:table-cell office:value-type="float" office:value="6301.96" calcext:value-type="float">
            <text:p>6301.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ivial</text:p>
          </table:table-cell>
          <table:table-cell office:value-type="string" calcext:value-type="string">
            <text:p>moheft_energy</text:p>
          </table:table-cell>
          <table:table-cell office:value-type="float" office:value="176.24" calcext:value-type="float">
            <text:p>176.24</text:p>
          </table:table-cell>
          <table:table-cell office:value-type="float" office:value="20160.82" calcext:value-type="float">
            <text:p>20160.82</text:p>
          </table:table-cell>
          <table:table-cell office:value-type="float" office:value="8491.84" calcext:value-type="float">
            <text:p>8491.84</text:p>
          </table:table-cell>
          <table:table-cell office:value-type="float" office:value="11668.98" calcext:value-type="float">
            <text:p>11668.98</text:p>
          </table:table-cell>
          <table:table-cell office:value-type="float" office:value="300.54" calcext:value-type="float">
            <text:p>300.54</text:p>
          </table:table-cell>
          <table:table-cell office:value-type="float" office:value="9730.69" calcext:value-type="float">
            <text:p>9730.69</text:p>
          </table:table-cell>
          <table:table-cell office:value-type="float" office:value="4313.11" calcext:value-type="float">
            <text:p>4313.11</text:p>
          </table:table-cell>
          <table:table-cell office:value-type="float" office:value="5417.58" calcext:value-type="float">
            <text:p>5417.58</text:p>
          </table:table-cell>
          <table:table-cell office:value-type="float" office:value="300.97" calcext:value-type="float">
            <text:p>300.97</text:p>
          </table:table-cell>
          <table:table-cell office:value-type="float" office:value="9726.69" calcext:value-type="float">
            <text:p>9726.69</text:p>
          </table:table-cell>
          <table:table-cell office:value-type="float" office:value="4313.11" calcext:value-type="float">
            <text:p>4313.11</text:p>
          </table:table-cell>
          <table:table-cell office:value-type="float" office:value="5413.58" calcext:value-type="float">
            <text:p>5413.58</text:p>
          </table:table-cell>
        </table:table-row>
        <table:table-row table:style-name="ro1">
          <table:table-cell office:value-type="string" calcext:value-type="string">
            <text:p>trivial</text:p>
          </table:table-cell>
          <table:table-cell office:value-type="string" calcext:value-type="string">
            <text:p>moheft_green_energy</text:p>
          </table:table-cell>
          <table:table-cell office:value-type="float" office:value="176.24" calcext:value-type="float">
            <text:p>176.24</text:p>
          </table:table-cell>
          <table:table-cell office:value-type="float" office:value="20722.39" calcext:value-type="float">
            <text:p>20722.39</text:p>
          </table:table-cell>
          <table:table-cell office:value-type="float" office:value="8790.61" calcext:value-type="float">
            <text:p>8790.61</text:p>
          </table:table-cell>
          <table:table-cell office:value-type="float" office:value="11931.78" calcext:value-type="float">
            <text:p>11931.78</text:p>
          </table:table-cell>
          <table:table-cell office:value-type="float" office:value="416.5" calcext:value-type="float">
            <text:p>416.5</text:p>
          </table:table-cell>
          <table:table-cell office:value-type="float" office:value="12342.81" calcext:value-type="float">
            <text:p>12342.81</text:p>
          </table:table-cell>
          <table:table-cell office:value-type="float" office:value="8276.7" calcext:value-type="float">
            <text:p>8276.7</text:p>
          </table:table-cell>
          <table:table-cell office:value-type="float" office:value="4066.11" calcext:value-type="float">
            <text:p>4066.11</text:p>
          </table:table-cell>
          <table:table-cell office:value-type="float" office:value="416.62" calcext:value-type="float">
            <text:p>416.62</text:p>
          </table:table-cell>
          <table:table-cell office:value-type="float" office:value="12342.82" calcext:value-type="float">
            <text:p>12342.82</text:p>
          </table:table-cell>
          <table:table-cell office:value-type="float" office:value="8285.36" calcext:value-type="float">
            <text:p>8285.36</text:p>
          </table:table-cell>
          <table:table-cell office:value-type="float" office:value="4057.47" calcext:value-type="float">
            <text:p>4057.47</text:p>
          </table:table-cell>
        </table:table-row>
      </table:table>
      <table:named-expressions/>
      <table:database-ranges>
        <table:database-range table:name="__Anonymous_Sheet_DB__0" table:target-range-address="experiment_2_3.A1:experiment_2_3.N3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4T15:05:19.637870133</dc:date>
    <meta:editing-duration>PT12S</meta:editing-duration>
    <meta:editing-cycles>1</meta:editing-cycles>
    <meta:document-statistic meta:table-count="1" meta:cell-count="350" meta:object-count="0"/>
    <meta:generator>LibreOffice/7.3.7.2$Linux_X86_64 LibreOffice_project/30$Build-2</meta:generator>
  </office:meta>
</office:document-meta>
</file>